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officeooo:rsid="000e43e0" officeooo:paragraph-rsid="000e43e0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 PASSWORD: culber</text:p>
      <text:p text:style-name="P2">HW2 memory</text:p>
      <text:p text:style-name="P1">#include &lt;iostream&gt;</text:p>
      <text:p text:style-name="P1">using namespace std;</text:p>
      <text:p text:style-name="P1"/>
      <text:p text:style-name="P1">int main()</text:p>
      <text:p text:style-name="P1">{</text:p>
      <text:p text:style-name="P1"><text:s text:c="4"/>struct foo_t</text:p>
      <text:p text:style-name="P1"><text:s text:c="4"/>{</text:p>
      <text:p text:style-name="P1"><text:s text:c="8"/>int x[100];</text:p>
      <text:p text:style-name="P1"><text:s text:c="8"/>int var1;</text:p>
      <text:p text:style-name="P1"><text:s text:c="8"/>int y[10];</text:p>
      <text:p text:style-name="P1"/>
      <text:p text:style-name="P1"><text:s text:c="4"/>} foo;</text:p>
      <text:p text:style-name="P1"><text:s text:c="4"/>int var2;</text:p>
      <text:p text:style-name="P1"><text:s text:c="4"/>long i;</text:p>
      <text:p text:style-name="P1"><text:s text:c="4"/>int *p, *q;</text:p>
      <text:p text:style-name="P1"><text:s text:c="4"/>short int *s;</text:p>
      <text:p text:style-name="P1"><text:s text:c="4"/>long int *l;</text:p>
      <text:p text:style-name="P1"><text:s text:c="4"/>struct foo_t bar[50];</text:p>
      <text:p text:style-name="P1"/>
      <text:p text:style-name="P1"><text:s text:c="4"/>for (i = 0; i &lt; 100; i++)</text:p>
      <text:p text:style-name="P1"><text:s text:c="8"/>foo.x[i] = 100 + i;</text:p>
      <text:p text:style-name="P1"><text:s text:c="4"/>for (i = 0; i &lt; 10; i++)</text:p>
      <text:p text:style-name="P1"><text:s text:c="8"/>foo.y[i] = 200 + i;</text:p>
      <text:p text:style-name="P1"><text:s text:c="4"/>foo.var1 = 250;</text:p>
      <text:p text:style-name="P1"/>
      <text:p text:style-name="P1"><text:s text:c="4"/>cout &lt;&lt; sizeof(*s) &lt;&lt; "\n";</text:p>
      <text:p text:style-name="P1"><text:s text:c="4"/>cout &lt;&lt; sizeof(*p) &lt;&lt; "\n";</text:p>
      <text:p text:style-name="P1"><text:s text:c="4"/>cout &lt;&lt; sizeof(*l) &lt;&lt; "\n";</text:p>
      <text:p text:style-name="P1"><text:s text:c="4"/>// MOD</text:p>
      <text:p text:style-name="P1"><text:s text:c="4"/>cout &lt;&lt; sizeof(s) &lt;&lt; '\n';</text:p>
      <text:p text:style-name="P1"><text:s text:c="4"/>cout &lt;&lt; sizeof(p) &lt;&lt; '\n';</text:p>
      <text:p text:style-name="P1"><text:s text:c="4"/>cout &lt;&lt; sizeof(l) &lt;&lt; '\n';</text:p>
      <text:p text:style-name="P1"><text:s text:c="4"/>// MOD end</text:p>
      <text:p text:style-name="P1"><text:s text:c="4"/>q = (int *)&amp;foo; <text:s text:c="2"/></text:p>
      <text:p text:style-name="P1"><text:s text:c="4"/>p = &amp;(foo.x[5]); <text:s text:c="3"/>cout &lt;&lt; *p &lt;&lt; "\n";</text:p>
      <text:p text:style-name="P1"><text:s text:c="4"/>// POINT 1</text:p>
      <text:p text:style-name="P1"><text:s text:c="4"/>q = (int *)&amp;var2; <text:s text:c="2"/>cout &lt;&lt; q &lt;&lt; "\n";</text:p>
      <text:p text:style-name="P1"><text:s text:c="4"/>q = p + 16; <text:s text:c="12"/>cout &lt;&lt; *q &lt;&lt; "\n";</text:p>
      <text:p text:style-name="P1"><text:s text:c="4"/>i = ((long)p) + 16;</text:p>
      <text:p text:style-name="P1"><text:s text:c="4"/>q = (int *)i; <text:s text:c="7"/>cout &lt;&lt; *q &lt;&lt; "\n";</text:p>
      <text:p text:style-name="P1"><text:s text:c="4"/>s = (short *)i; <text:s text:c="4"/>cout &lt;&lt; *s &lt;&lt; "\n";</text:p>
      <text:p text:style-name="P1"><text:s text:c="4"/>l = (long *)i; <text:s text:c="5"/>cout &lt;&lt; *l &lt;&lt; "\n";</text:p>
      <text:p text:style-name="P1"><text:s text:c="4"/>q = p + 95; <text:s text:c="8"/>cout &lt;&lt; *q &lt;&lt; "\n";</text:p>
      <text:p text:style-name="P1"><text:s text:c="4"/>q = p + 98; <text:s text:c="8"/>cout &lt;&lt; *q &lt;&lt; "\n";</text:p>
      <text:p text:style-name="P1"><text:s text:c="4"/>i = ((long)p) + 17;</text:p>
      <text:p text:style-name="P1"><text:s text:c="4"/>q = (int *)i; <text:s text:c="8"/>cout &lt;&lt; *q &lt;&lt; "\n";</text:p>
      <text:p text:style-name="P1"><text:s text:c="4"/>q = p + 101; <text:s text:c="7"/>cout &lt;&lt; *q &lt;&lt; "\n";</text:p>
      <text:p text:style-name="P1"><text:s text:c="4"/>q = (int *)(((long) p) + 404); cout &lt;&lt; *q &lt;&lt; "\n";</text:p>
      <text:p text:style-name="P1"><text:s text:c="4"/>p = (int *)bar;</text:p>
      <text:p text:style-name="P1"><text:s text:c="4"/>*(p + 988) = 500; <text:s text:c="3"/>cout &lt;&lt; bar[8].var1 &lt;&lt; "\n";</text:p>
      <text:p text:style-name="P1">}</text:p>
      <text:p text:style-name="P1"><text:soft-page-break/></text:p>
      <text:p text:style-name="P1">/*</text:p>
      <text:p text:style-name="P1"><text:s text:c="2"/>ANSWERS TO HOMEWORK</text:p>
      <text:p text:style-name="P1"><text:s text:c="2"/>done together with chapel and keiko</text:p>
      <text:p text:style-name="P1"/>
      <text:p text:style-name="P1"><text:s/>*/</text:p>
      <text:p text:style-name="P1"/>
      <text:p text:style-name="P1">//// QUESTION 1</text:p>
      <text:p text:style-name="P1">/*</text:p>
      <text:p text:style-name="P1"><text:s text:c="2"/>Compiler: </text:p>
      <text:p text:style-name="P1"><text:s text:c="2"/>gcc (Ubuntu 7.3.0-27ubuntu~18.04) 7.3.0</text:p>
      <text:p text:style-name="P1"/>
      <text:p text:style-name="P1"><text:s text:c="2"/>Computer used:</text:p>
      <text:p text:style-name="P1"><text:s text:c="2"/>HP spectre 2017 13.3-inch</text:p>
      <text:p text:style-name="P1"><text:s text:c="2"/>Intel(R) Core(TM) i7-7500u CPU @2.7 GHZ</text:p>
      <text:p text:style-name="P1"><text:s text:c="2"/>OS: Linux (Ubuntu 18.04)</text:p>
      <text:p text:style-name="P1"><text:s text:c="2"/>x86_64</text:p>
      <text:p text:style-name="P1"/>
      <text:p text:style-name="P1"><text:s text:c="2"/>OUTPUT:</text:p>
      <text:p text:style-name="P1"><text:s/>2 <text:s text:c="13"/></text:p>
      <text:p text:style-name="P1"><text:s/>4</text:p>
      <text:p text:style-name="P1"><text:s/>8</text:p>
      <text:p text:style-name="P1"><text:s/>0x7fff27da88f0</text:p>
      <text:p text:style-name="P1"><text:s/>105</text:p>
      <text:p text:style-name="P1"><text:s/>0x7fff27da88c4</text:p>
      <text:p text:style-name="P1"><text:s/>121</text:p>
      <text:p text:style-name="P1"><text:s/>109</text:p>
      <text:p text:style-name="P1"><text:s/>109</text:p>
      <text:p text:style-name="P1"><text:s/>472446402669</text:p>
      <text:p text:style-name="P1"><text:s/>250</text:p>
      <text:p text:style-name="P1"><text:s/>202</text:p>
      <text:p text:style-name="P1"><text:s/>1845493760</text:p>
      <text:p text:style-name="P1">*/</text:p>
      <text:p text:style-name="P1"/>
      <text:p text:style-name="P1">//// QUESTION 2</text:p>
      <text:p text:style-name="P1">/*</text:p>
      <text:p text:style-name="P1"><text:s text:c="2"/>2x8 = 16 bits for shorts</text:p>
      <text:p text:style-name="P1"><text:s text:c="2"/>4x8 = 32 bits for regular ints</text:p>
      <text:p text:style-name="P1"><text:s text:c="2"/>8x8 = 64 bits for long ints</text:p>
      <text:p text:style-name="P1">*/</text:p>
      <text:p text:style-name="P1"/>
      <text:p text:style-name="P1">//// QUESTION 3</text:p>
      <text:p text:style-name="P1">/*</text:p>
      <text:p text:style-name="P1"><text:s text:c="2"/>Based on the code used to test:</text:p>
      <text:p text:style-name="P1"><text:s text:c="2"/>Regardless of type, each pointer was the size of 8 bytes,</text:p>
      <text:p text:style-name="P1"><text:s text:c="2"/>meaning my system stores 8x8 = 64 bits for pointers.</text:p>
      <text:p text:style-name="P1">*/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/// QUESTION 4 </text:p>
      <text:p text:style-name="P1"/>
      <text:p text:style-name="P1">/* Table:</text:p>
      <text:p text:style-name="P1"/>
      <text:p text:style-name="P1"><text:s text:c="2"/>Address: <text:s text:c="7"/>Value: <text:s text:c="11"/>Variable:</text:p>
      <text:p text:style-name="P1">0x7ffd86961310 | <text:s text:c="2"/>100 <text:s text:c="9"/>| <text:s text:c="4"/>foo.x[0] &lt;-q</text:p>
      <text:p text:style-name="P1"><text:s text:c="27"/>| <text:s text:c="2"/>100 + i <text:s text:c="5"/>| <text:s text:c="4"/>foo.x[i]</text:p>
      <text:p text:style-name="P1">0x7ffd8696149c | <text:s text:c="2"/>199 <text:s text:c="9"/>| <text:s text:c="4"/>foo.x[99]</text:p>
      <text:p text:style-name="P1">0x7ffd869614a0 | <text:s text:c="2"/>250 <text:s text:c="9"/>| <text:s text:c="4"/>foo.var1</text:p>
      <text:p text:style-name="P1">0x7ffd869614a4 | <text:s text:c="2"/>200 <text:s text:c="9"/>| <text:s text:c="4"/>foo.y[0]</text:p>
      <text:p text:style-name="P1">0x7ffd869774c8 | <text:s text:c="2"/>209 <text:s text:c="9"/>| <text:s text:c="4"/>foo.[9]</text:p>
      <text:p text:style-name="P1"><text:s text:c="27"/>| <text:s text:c="2"/>200 + i <text:s text:c="5"/>| <text:s text:c="4"/>foo.y[i]</text:p>
      <text:p text:style-name="P1">0x7ffd87977324 | <text:s text:c="2"/>105 <text:s text:c="9"/>| <text:s text:c="4"/>foo.x[5] &lt;-p </text:p>
      <text:p text:style-name="P1"/>
      <text:p text:style-name="P1"><text:s/>*/</text:p>
      <text:p text:style-name="P1"/>
      <text:p text:style-name="P1"/>
      <text:p text:style-name="P1">//// QUESTION 5</text:p>
      <text:p text:style-name="P1">/*</text:p>
      <text:p text:style-name="P1"><text:s text:c="2"/>The output that is odd comes from the line l = (long* i); The problem is that we are casting an integer pointer to a long pointer.</text:p>
      <text:p text:style-name="P1">The original p is pointing to an array of integers. casting it to long causes it to view the bits of two ints as one long. This causes overflow. </text:p>
      <text:p text:style-name="P1"><text:s/>*/</text:p>
      <text:p text:style-name="P1"/>
      <text:p text:style-name="P1"/>
      <text:p text:style-name="P1">//// QUESTION 6</text:p>
      <text:p text:style-name="P1"/>
      <text:p text:style-name="P1">/*</text:p>
      <text:p text:style-name="P1"><text:s/>They are not the same. When adding two integers, only the value gets updated, while the address stays the same. Pointers,on the other hand, updates the memory address by the #bytes times value of the pointer being added. It also takes into the account the original type declaration of the pointer, if we are casting it into a different type, it will add a different amount of bits. </text:p>
      <text:p text:style-name="P1">*/</text:p>
      <text:p text:style-name="P1"/>
      <text:p text:style-name="P1">//// QUESTION 7 (Solved in the code)</text:p>
      <text:p text:style-name="P1">/*</text:p>
      <text:p text:style-name="P1">Answer: 101</text:p>
      <text:p text:style-name="P1">Answer#2: 404</text:p>
      <text:p text:style-name="P1">*/</text:p>
      <text:p text:style-name="P1"/>
      <text:p text:style-name="P1"/>
      <text:p text:style-name="P1">//// QUESTION 8 (Solved in the code)</text:p>
      <text:p text:style-name="P1">/*</text:p>
      <text:p text:style-name="P1">Answer: 988 -&gt; <text:s/>(8x111) + 100 (offset)</text:p>
      <text:p text:style-name="P1">*/</text:p>
      <text:p text:style-name="P1"/>
      <text:p text:style-name="P1">//// QUESTION 9</text:p>
      <text:p text:style-name="P1">/*</text:p>
      <text:p text:style-name="P1">The program allocates scalar variables going down. As the allocation progresses, the memory addresses had decreasing hex values. For example, the foo(made from the struct foo_t) has a higher memory of address of the var2 whose address is exactly 4 less than the address of foo. </text:p>
      <text:p text:style-name="P1">*/</text:p>
      <text:p text:style-name="P1"><text:soft-page-break/></text:p>
      <text:p text:style-name="P1">//// FINAL OUTPUT</text:p>
      <text:p text:style-name="P1">/*</text:p>
      <text:p text:style-name="P1"><text:s/>2</text:p>
      <text:p text:style-name="P1"><text:s/>4</text:p>
      <text:p text:style-name="P1"><text:s/>8</text:p>
      <text:p text:style-name="P1"><text:s/>8</text:p>
      <text:p text:style-name="P1"><text:s/>8</text:p>
      <text:p text:style-name="P1"><text:s/>8</text:p>
      <text:p text:style-name="P1"><text:s/>105</text:p>
      <text:p text:style-name="P1"><text:s/>0x7ffc368ca434</text:p>
      <text:p text:style-name="P1"><text:s/>121</text:p>
      <text:p text:style-name="P1"><text:s/>109</text:p>
      <text:p text:style-name="P1"><text:s/>109</text:p>
      <text:p text:style-name="P1"><text:s/>472446402669</text:p>
      <text:p text:style-name="P1"><text:s/>250</text:p>
      <text:p text:style-name="P1"><text:s/>202</text:p>
      <text:p text:style-name="P1"><text:s/>1845493760</text:p>
      <text:p text:style-name="P1"><text:s/>205 <text:s text:c="10"/></text:p>
      <text:p text:style-name="P1"><text:s/>205</text:p>
      <text:p text:style-name="P1"><text:s/>500</text:p>
      <text:p text:style-name="P1"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8:33:16.454370889</meta:creation-date>
    <dc:date>2019-02-13T18:37:08.850168380</dc:date>
    <meta:editing-duration>PT3M5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4" meta:paragraph-count="144" meta:word-count="641" meta:character-count="3606" meta:non-whitespace-character-count="2564"/>
  </office:meta>
</office:document-meta>
</file>